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8.51pt"/>
    </style:style>
    <style:style style:name="co2" style:family="table-column">
      <style:table-column-properties fo:break-before="auto" style:column-width="63.55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65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font-size="12pt" style:font-size-asian="12pt" style:font-size-complex="12pt"/>
    </style:style>
    <style:style style:name="ce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26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6"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table:style-name="ce1" office:value-type="string" calcext:value-type="string">
            <text:p>GenesetCharacter</text:p>
          </table:table-cell>
          <table:table-cell table:style-name="ce4" office:value-type="string" calcext:value-type="string">
            <text:p>UniformMu</text:p>
          </table:table-cell>
          <table:table-cell table:style-name="ce4" office:value-type="string" calcext:value-type="string">
            <text:p>PM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verage_1000_Randomized_Genesets (200)</text:p>
          </table:table-cell>
          <table:table-cell table:style-name="ce5" office:value-type="float" office:value="0.163080993383" calcext:value-type="float">
            <text:p>1.631E-01</text:p>
          </table:table-cell>
          <table:table-cell table:style-name="ce5" office:value-type="float" office:value="0.0751636066630001" calcext:value-type="float">
            <text:p>7.516E-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edling_Enriched_2014 (8005)</text:p>
          </table:table-cell>
          <table:table-cell table:style-name="ce6" office:value-type="float" office:value="0.180193468738978" calcext:value-type="float">
            <text:p>1.802E-01</text:p>
          </table:table-cell>
          <table:table-cell table:style-name="ce6" office:value-type="float" office:value="0.0785023649120219" calcext:value-type="float">
            <text:p>7.850E-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urePollen_Enriched_2014 (2209)</text:p>
          </table:table-cell>
          <table:table-cell table:style-name="ce6" office:value-type="float" office:value="0.114493760941284" calcext:value-type="float">
            <text:p>1.145E-01</text:p>
          </table:table-cell>
          <table:table-cell table:style-name="ce6" office:value-type="float" office:value="0.0476702647785269" calcext:value-type="float">
            <text:p>4.767E-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urePollen_Enriched_2018 (353 - stringent)</text:p>
          </table:table-cell>
          <table:table-cell table:style-name="ce6" office:value-type="float" office:value="0.117081147157111" calcext:value-type="float">
            <text:p>1.171E-01</text:p>
          </table:table-cell>
          <table:table-cell table:style-name="ce6" office:value-type="float" office:value="0.0535795080210508" calcext:value-type="float">
            <text:p>5.358E-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ermCell_Enriched_2018 (107 - stringent)</text:p>
          </table:table-cell>
          <table:table-cell table:style-name="ce6" office:value-type="float" office:value="0.129733320187023" calcext:value-type="float">
            <text:p>1.297E-01</text:p>
          </table:table-cell>
          <table:table-cell table:style-name="ce6" office:value-type="float" office:value="0.0778399921122142" calcext:value-type="float">
            <text:p>7.784E-0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ermCell_Enriched_2018 (1721)</text:p>
          </table:table-cell>
          <table:table-cell table:style-name="ce6" office:value-type="float" office:value="0.132563435555669" calcext:value-type="float">
            <text:p>1.326E-01</text:p>
          </table:table-cell>
          <table:table-cell table:style-name="ce6" office:value-type="float" office:value="0.062868838000656" calcext:value-type="float">
            <text:p>6.287E-02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owler Jr, John</meta:initial-creator>
    <meta:creation-date>2018-03-14T20:28:29</meta:creation-date>
    <dc:date>2018-03-14T16:37:23.297449617</dc:date>
    <meta:generator>LibreOffice/5.1.6.2$Linux_X86_64 LibreOffice_project/10m0$Build-2</meta:generator>
    <meta:editing-duration>PT3M46S</meta:editing-duration>
    <meta:editing-cycles>1</meta:editing-cycles>
    <meta:document-statistic meta:table-count="1" meta:cell-count="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